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5" style:family="table-row">
      <style:table-row-properties style:min-row-height="1.226cm"/>
    </style:style>
    <style:style style:name="P1" style:family="paragraph" style:parent-style-name="Standard">
      <style:paragraph-properties loext:contextual-spacing="false" fo:margin-top="0cm" fo:margin-bottom="0.3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loext:contextual-spacing="false" fo:margin-top="0cm" fo:margin-bottom="0.3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loext:contextual-spacing="false" fo:margin-top="0cm" fo:margin-bottom="0.3cm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loext:contextual-spacing="false" fo:margin-top="0cm" fo:margin-bottom="0.3cm" fo:break-before="colum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loext:contextual-spacing="false" fo:margin-left="1.499cm" fo:margin-right="0cm" fo:margin-top="0cm" fo:margin-bottom="0.6cm" fo:line-height="115%" fo:text-align="justify" style:justify-single-word="false" fo:text-indent="-1.499cm" style:auto-text-indent="false" fo:background-color="transparent">
        <style:background-image/>
      </style:paragraph-properties>
      <style:text-properties style:font-name="Times New Roman"/>
    </style:style>
    <style:style style:name="P6" style:family="paragraph" style:parent-style-name="Standard" style:master-page-name="">
      <style:paragraph-properties loext:contextual-spacing="false" fo:margin-left="1.499cm" fo:margin-right="0cm" fo:margin-top="0cm" fo:margin-bottom="0.6cm" fo:line-height="115%" fo:text-align="justify" style:justify-single-word="false" fo:text-indent="-1.499cm" style:auto-text-indent="false" style:page-number="auto" fo:background-color="transparent">
        <style:background-image/>
      </style:paragraph-properties>
      <style:text-properties style:font-name="Times New Roman" fo:font-size="13.5pt" style:font-size-asian="13.5pt" style:font-size-complex="13.5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1pt" style:font-size-asian="11pt" style:font-size-complex="11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loext:contextual-spacing="false" fo:margin-top="0cm" fo:margin-bottom="0.6cm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 style:master-page-name="">
      <style:paragraph-properties loext:contextual-spacing="false" fo:margin-left="0.199cm" fo:margin-right="0cm" fo:margin-top="0cm" fo:margin-bottom="0.3cm" fo:text-indent="0cm" style:auto-text-indent="false" style:page-number="auto" fo:background-color="transparent">
        <style:background-image/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4" style:family="paragraph" style:parent-style-name="komorka2" style:list-style-name="komorka2">
      <style:text-properties style:font-name="Times New Roman"/>
    </style:style>
    <style:style style:name="P15" style:family="paragraph" style:parent-style-name="tabelanaglowek">
      <style:text-properties style:font-name="Times New Roman" fo:font-weight="bold" style:font-weight-asian="bold" style:font-weight-complex="bold"/>
    </style:style>
    <style:style style:name="P16" style:family="paragraph" style:parent-style-name="tabelah2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Temat: </text:span>Zadania poezji i role poety. Zinterpretuj i porównaj podane teksty Czesława Miłosza i Ernesta Brylla, uwzględniając wybrane konteksty literackie oraz ukształtowanie artystyczne obu tekstów. </text:p>
      <text:p text:style-name="P5"/>
      <text:section text:style-name="Sect1" text:name="Sekcja1">
        <text:p text:style-name="P3">Czesław Miłosz (1911-2004)</text:p>
        <text:p text:style-name="P1">Który skrzywdziłeś</text:p>
        <text:p text:style-name="P9">Który skrzywdziłeś człowieka prostego</text:p>
        <text:p text:style-name="P9">Śmiechem nad krzywdą jego wybuchając,</text:p>
        <text:p text:style-name="P9">Gromadę błaznów koło siebie mając</text:p>
        <text:p text:style-name="P9">Na pomieszanie dobrego i złego,</text:p>
        <text:p text:style-name="P9">Choćby przed tobą wszyscy się skłonili</text:p>
        <text:p text:style-name="P9">Cnotę i mądrość tobie przypisując,</text:p>
        <text:p text:style-name="P9">Złote medale na twoją cześć kując,</text:p>
        <text:p text:style-name="P9">Radzi że jeszcze jeden dzień przeżyli,</text:p>
        <text:p text:style-name="P9"/>
        <text:p text:style-name="P9">Nie bądź bezpieczny. Poeta pamięta</text:p>
        <text:p text:style-name="P9">Możesz go zabić - narodzi się nowy.</text:p>
        <text:p text:style-name="P9">Spisane będą czyny i rozmowy.</text:p>
        <text:p text:style-name="P9"/>
        <text:p text:style-name="P9">Lepszy dla ciebie byłby świt zimowy</text:p>
        <text:p text:style-name="P9">I sznur i gałąź pod ciężarem zgięta.</text:p>
        <text:p text:style-name="P8"/>
        <text:p text:style-name="P11">Washington D.C., 1950 (Światło dzienne, 1953)</text:p>
        <text:p text:style-name="P4">Ernest Bryll (ur. 1935)</text:p>
        <text:p text:style-name="P1">Ten, który…</text:p>
        <text:p text:style-name="P10">Ten, który skrzywdził człowieka prostego</text:p>
        <text:p text:style-name="P10">Wynajdzie rymopisów, co wszystko wymażą</text:p>
        <text:p text:style-name="P10">i historyka w dowodach zręcznego</text:p>
        <text:p text:style-name="P10">Który wyrzeźbi dzieje z tak dostojną twarzą</text:p>
        <text:p text:style-name="P10">Jak nigdy w dziejach nie bywało.</text:p>
        <text:p text:style-name="P10">Ten, który zbrodnię czynił - byle wszystko cało</text:p>
        <text:p text:style-name="P10">Znajdzie w ciemności wieków swoją sprawiedliwość</text:p>
        <text:p text:style-name="P10">Chociaż siał burze, słodkie zbierze ziarno.</text:p>
        <text:p text:style-name="P10"/>
        <text:p text:style-name="P10">Takie jest doświadczenie. A my byśmy chcieli</text:p>
        <text:p text:style-name="P10">Aby się słowa poety lękano</text:p>
        <text:p text:style-name="P10">By imperatorowie w pomiętej pościeli</text:p>
        <text:p text:style-name="P10">Pocili się, myśleli - co o nich pisano</text:p>
        <text:p text:style-name="P10"/>
        <text:p text:style-name="P10">Takie jest doświadczenie, które zawsze znano</text:p>
        <text:p text:style-name="P10">I zawsze przeciw głupi poeci lecieli.</text:p>
        <text:p text:style-name="P9"/>
        <text:p text:style-name="P12">Zwierzątko, 1975</text:p>
      </text:section>
      <text:p text:style-name="P13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Miłosz, <text:span text:style-name="T1">Który skrzywdziłeś</text:span></text:p>
          </table:table-cell>
          <table:table-cell table:style-name="Tabela1.B1" office:value-type="string">
            <text:p text:style-name="P15">Bryll, <text:span text:style-name="T1">Ten, który…</text:span></text:p>
          </table:table-cell>
        </table:table-row>
        <table:table-row>
          <table:table-cell table:style-name="Tabela1.A2" table:number-columns-spanned="2" office:value-type="string">
            <text:p text:style-name="P16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7478377333356773980" text:style-name="komorka2">
              <text:list-item>
                <text:p text:style-name="P14">pewny własnej wartości roli poeta;</text:p>
              </text:list-item>
              <text:list-item>
                <text:p text:style-name="P14">obserwator i krytyk piętnujący zło;</text:p>
              </text:list-item>
              <text:list-item>
                <text:p text:style-name="P14">osoba zaangażowana;</text:p>
              </text:list-item>
            </text:list>
          </table:table-cell>
          <table:table-cell table:style-name="Tabela1.B3" office:value-type="string">
            <text:list xml:id="list3490654071" text:style-name="komorka2">
              <text:list-item>
                <text:p text:style-name="P14">racjonalista odrzucający idealizowanie rzeczywistości;</text:p>
              </text:list-item>
              <text:list-item>
                <text:p text:style-name="P14">ironiczny, sarkastyczny krytyk;</text:p>
              </text:list-item>
              <text:list-item>
                <text:p text:style-name="P14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6">Adresat liryczny</text:p>
          </table:table-cell>
          <table:covered-table-cell/>
        </table:table-row>
        <table:table-row table:style-name="Tabela1.5">
          <table:table-cell table:style-name="Tabela1.A3" office:value-type="string">
            <text:list xml:id="list39482069" text:continue-numbering="true" text:style-name="komorka2">
              <text:list-item>
                <text:p text:style-name="P14">człowiek lekceważący człowieka i normy moralne;</text:p>
              </text:list-item>
              <text:list-item>
                <text:p text:style-name="P14">tyran, zadufany w sobie, pyszny i dumny władca;</text:p>
              </text:list-item>
            </text:list>
          </table:table-cell>
          <table:table-cell table:style-name="Tabela1.B3" office:value-type="string">
            <text:list xml:id="list39460831" text:continue-numbering="true" text:style-name="komorka2">
              <text:list-item>
                <text:p text:style-name="P14">retoryczne "my", czyli "wy" - podm. zdystansowany!</text:p>
              </text:list-item>
              <text:list-item>
                <text:p text:style-name="P14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6">Władca i społeczeństwo</text:p>
          </table:table-cell>
          <table:covered-table-cell/>
        </table:table-row>
        <table:table-row>
          <table:table-cell table:style-name="Tabela1.A3" office:value-type="string">
            <text:list xml:id="list39462153" text:continue-numbering="true" text:style-name="komorka2">
              <text:list-item>
                <text:p text:style-name="P14">spersonalizowany (2 os. lp.) - wzmocnienie groźby;</text:p>
              </text:list-item>
              <text:list-item>
                <text:p text:style-name="P14">strachem podporządkowuje sobie innych;</text:p>
              </text:list-item>
              <text:list-item>
                <text:p text:style-name="P14">poddańczo wychwalany i idealizowany;</text:p>
              </text:list-item>
            </text:list>
          </table:table-cell>
          <table:table-cell table:style-name="Tabela1.B3" office:value-type="string">
            <text:list xml:id="list39479012" text:continue-numbering="true" text:style-name="komorka2">
              <text:list-item>
                <text:p text:style-name="P14">uprzedmiotowiony (3 os.) - niedosięgły; cyniczny i szyderczy manipulator; gardzi człowiekiem i prawdą;</text:p>
              </text:list-item>
              <text:list-item>
                <text:p text:style-name="P14">żąda poklasku, w praktyce triumfuje;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Tahoma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omorka2" style:family="paragraph" style:parent-style-name="Standard" style:master-page-name="">
      <style:paragraph-properties loext:contextual-spacing="false" fo:margin-left="0cm" fo:margin-right="0cm" fo:margin-top="0.019cm" fo:margin-bottom="0.019cm" fo:text-indent="0cm" style:auto-text-indent="false" style:page-number="auto" style:writing-mode="page">
        <style:tab-stops/>
      </style:paragraph-properties>
      <style:text-properties fo:font-size="10.5pt" style:font-size-asian="10.5pt"/>
    </style:style>
    <style:style style:name="tabelanaglowek" style:family="paragraph" style:parent-style-name="Standard">
      <style:paragraph-properties loext:contextual-spacing="false" fo:margin-left="0cm" fo:margin-right="0cm" fo:margin-top="0.101cm" fo:margin-bottom="0.101cm" fo:text-indent="0.101cm" style:auto-text-indent="false" style:writing-mode="page"/>
    </style:style>
    <style:style style:name="tabelah2" style:family="paragraph" style:parent-style-name="Standard">
      <style:paragraph-properties loext:contextual-spacing="false" fo:margin-left="0cm" fo:margin-right="0cm" fo:margin-top="0.049cm" fo:margin-bottom="0.049cm" fo:text-indent="0.101cm" style:auto-text-indent="false" fo:background-color="transparent" style:writing-mode="page">
        <style:background-image/>
      </style:paragraph-properties>
      <style:text-properties fo:font-size="11pt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omorka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11cm" fo:margin-left="0.16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9:57:22.904534131</meta:creation-date>
    <dc:date>2017-11-28T19:28:38.72</dc:date>
    <meta:editing-duration>PT12M17S</meta:editing-duration>
    <meta:editing-cycles>4</meta:editing-cycles>
    <meta:generator>OpenOffice/4.1.3$Win32 OpenOffice.org_project/413m1$Build-9783</meta:generator>
    <meta:document-statistic meta:table-count="1" meta:image-count="0" meta:object-count="0" meta:page-count="1" meta:paragraph-count="55" meta:word-count="318" meta:character-count="2145"/>
    <dc:creator>Dawid Gładowski</dc:creator>
  </office:meta>
</office:document-meta>
</file>